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15.401cm" table:align="center"/>
    </style:style>
    <style:style style:name="Tabla1.A" style:family="table-column">
      <style:table-column-properties style:column-width="15.401cm"/>
    </style:style>
    <style:style style:name="Tabla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style:text-position="0% 100%"/>
    </style:style>
    <style:style style:name="P7" style:family="paragraph" style:parent-style-name="Standard">
      <style:text-properties style:text-position="0% 100%"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Table_20_Contents">
      <style:text-properties style:font-name="Courier" fo:font-size="10pt"/>
    </style:style>
    <style:style style:name="P10" style:family="paragraph" style:parent-style-name="Table_20_Contents">
      <style:text-properties style:font-name="Courier" fo:font-size="10pt" fo:font-weight="bold" style:font-weight-asian="bold" style:font-weight-complex="bold"/>
    </style:style>
    <style:style style:name="P11" style:family="paragraph" style:parent-style-name="Standard">
      <style:paragraph-properties fo:background-color="#e6e6e6">
        <style:background-image/>
      </style:paragraph-properties>
      <style:text-properties style:text-position="0% 100%" fo:font-style="italic" fo:background-color="#e6e6e6" style:font-style-asian="italic" style:font-style-complex="italic"/>
    </style:style>
    <style:style style:name="P12" style:family="paragraph" style:parent-style-name="Standard">
      <style:text-properties style:text-position="0% 100%"/>
    </style:style>
    <style:style style:name="P13" style:family="paragraph" style:parent-style-name="Standard" style:list-style-name="L1">
      <style:text-properties style:text-position="0% 100%"/>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fo:background-color="#e6e6e6" style:font-style-asian="normal" style:font-weight-asian="normal"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Definiciones</text:p>
      <text:p text:style-name="P3">Matriz A: primera matriz de entrada</text:p>
      <text:p text:style-name="P3">Matriz B: segunda matriz de entrada</text:p>
      <text:p text:style-name="P3">Matriz C: matriz resultado</text:p>
      <text:p text:style-name="P1"/>
      <text:p text:style-name="P4">2. Descripción de las soluciones</text:p>
      <text:p text:style-name="Standard">Para dividir la tarea de multiplicación de las dos matrices A y B, se utiliza un particionamiento de datos de salida de la matriz C. Para ello, se creó una función genérica de multiplicación de matrices, capaz de recibir como argumentos (además de las matrices A, B y C) un rango de filas y columnas, que determina la multiplicación de qué porción (fila, columna, bloque) de la matriz C se quiere calcular. De esta manera, resulta sencillo dividir la tarea de calcular la multiplicación de dos matrices cualesquiera, indistintamente de que ésta vaya a paralelizarse o no. A continuación se presenta el algoritmo utilizado:</text:p>
      <text:p text:style-name="Standard"/>
      <table:table table:name="Tabla1" table:style-name="Tabla1">
        <table:table-column table:style-name="Tabla1.A"/>
        <table:table-row>
          <table:table-cell table:style-name="Tabla1.A1" office:value-type="string">
            <text:p text:style-name="P9"><text:span text:style-name="T3">desde</text:span> i = fila_inicial <text:span text:style-name="T3">hasta</text:span> (fila_inicial + cantidad_filas)</text:p>
            <text:p text:style-name="P9"><text:s text:c="2"/><text:span text:style-name="T3">desde</text:span> j = columna_inicial <text:span text:style-name="T3">hasta</text:span> (columna_inicial + cantidad_columnas)</text:p>
            <text:p text:style-name="P9"><text:s text:c="4"/>C[i,j] = 0</text:p>
            <text:p text:style-name="P9"><text:s text:c="4"/><text:span text:style-name="T3">desde</text:span> k = 1 <text:span text:style-name="T3">hasta</text:span> (cantidad_filas_de_A o cantidad_columnas_de_B)</text:p>
            <text:p text:style-name="P9"><text:s text:c="6"/>C[i,j] = C[i,j] + A[i,k] * [k,j]</text:p>
            <text:p text:style-name="P9"><text:s text:c="4"/><text:span text:style-name="T3">fin-desde</text:span></text:p>
            <text:p text:style-name="P9"><text:s text:c="2"/><text:span text:style-name="T3">fin-desde</text:span></text:p>
            <text:p text:style-name="P10">fin-desde</text:p>
          </table:table-cell>
        </table:table-row>
      </table:table>
      <text:p text:style-name="P8"/>
      <text:p text:style-name="P5">2.1. Solución secuencial</text:p>
      <text:p text:style-name="Standard">Para la solución secuencial se utilizó la función mencionada más arriba, con un rango de filas y columnas de tal forma que se abarque toda la matriz C.</text:p>
      <text:p text:style-name="Standard"/>
      <text:p text:style-name="P2">2.2. Solución concurrente con particionamiento 1d (por filas)</text:p>
      <text:p text:style-name="Standard">El particionamiento en una dimensión se realiza dividiendo las filas de la matriz C entre los hilos disponibles. Si la matriz C tiene M filas y están disponibles P hilos, h<text:span text:style-name="T1">1</text:span>, h<text:span text:style-name="T1">2</text:span>, ..., h<text:span text:style-name="T1">p</text:span>, a cada uno de los hilos serán asignadas<draw:frame draw:style-name="fr1" draw:name="Objeto1" text:anchor-type="as-char" svg:width="1.291cm" svg:height="0.517cm" draw:z-index="0"><draw:object xlink:href="./Object 1" xlink:type="simple" xlink:show="embed" xlink:actuate="onLoad"/><draw:image xlink:href="./ObjectReplacements/Object 1" xlink:type="simple" xlink:show="embed" xlink:actuate="onLoad"/></draw:frame>filas, de tal manera que las primeras<draw:frame draw:style-name="fr1" draw:name="Objeto12" text:anchor-type="as-char" svg:width="1.291cm" svg:height="0.517cm" draw:z-index="7"><draw:object xlink:href="./Object 12" xlink:type="simple" xlink:show="embed" xlink:actuate="onLoad"/><draw:image xlink:href="./ObjectReplacements/Object 12" xlink:type="simple" xlink:show="embed" xlink:actuate="onLoad"/></draw:frame>filas serán asignadas al hilo h<text:span text:style-name="T1">1</text:span>, las siguientes<draw:frame draw:style-name="fr1" draw:name="Objeto13" text:anchor-type="as-char" svg:width="1.291cm" svg:height="0.517cm" draw:z-index="8"><draw:object xlink:href="./Object 13" xlink:type="simple" xlink:show="embed" xlink:actuate="onLoad"/><draw:image xlink:href="./ObjectReplacements/Object 13" xlink:type="simple" xlink:show="embed" xlink:actuate="onLoad"/></draw:frame>filas al hilo h<text:span text:style-name="T1">2</text:span>, y así sucesivamente. </text:p>
      <text:p text:style-name="Standard">En el caso de que<draw:frame draw:style-name="fr1" draw:name="Objeto2" text:anchor-type="as-char" svg:width="2.536cm" svg:height="0.517cm" draw:z-index="9"><draw:object xlink:href="./Object 2" xlink:type="simple" xlink:show="embed" xlink:actuate="onLoad"/><draw:image xlink:href="./ObjectReplacements/Object 2" xlink:type="simple" xlink:show="embed" xlink:actuate="onLoad"/></draw:frame>, existirán<draw:frame draw:style-name="fr1" draw:name="Objeto4" text:anchor-type="as-char" svg:width="2.63cm" svg:height="0.517cm" draw:z-index="17"><draw:object xlink:href="./Object 4" xlink:type="simple" xlink:show="embed" xlink:actuate="onLoad"/><draw:image xlink:href="./ObjectReplacements/Object 4" xlink:type="simple" xlink:show="embed" xlink:actuate="onLoad"/></draw:frame>filas restantes. Estas filas restantes serán asignadas al hilo h<text:span text:style-name="T1">p</text:span><text:span text:style-name="T2">. Cabe destacar que esto podría generar un gran desbalanceo de la carga. Para reducir este desbalanceo, lo que podría realizarse es asignar cada una de las filas restantes a los hilos h</text:span><text:span text:style-name="T1">1</text:span><text:span text:style-name="T2">, h</text:span><text:span text:style-name="T1">2</text:span><text:span text:style-name="T2">, ..., h</text:span><text:span text:style-name="T1">s</text:span><text:span text:style-name="T2">, donde</text:span><text:span text:style-name="T2"><draw:frame draw:style-name="fr1" draw:name="Objeto5" text:anchor-type="as-char" svg:width="3.226cm" svg:height="0.517cm" draw:z-index="18"><draw:object xlink:href="./Object 5" xlink:type="simple" xlink:show="embed" xlink:actuate="onLoad"/><draw:image xlink:href="./ObjectReplacements/Object 5" xlink:type="simple" xlink:show="embed" xlink:actuate="onLoad"/></draw:frame></text:span><text:span text:style-name="T2">.</text:span></text:p>
      <text:p text:style-name="P6"/>
      <text:p text:style-name="P11">Agregar figuras de la asignación sin resto y otra con filas restantes</text:p>
      <text:p text:style-name="P6"/>
      <text:p text:style-name="P7">2.3. Solución concurrente con particionamiento 2d (por bloques)</text:p>
      <text:p text:style-name="Standard"><text:span text:style-name="T2">Para el particionamiento en dos dimensiones, se considera que los P hilos disponibles conforman una malla cuadrada de</text:span><text:span text:style-name="T2"><draw:frame draw:style-name="fr1" draw:name="Objeto7" text:anchor-type="as-char" svg:width="1.579cm" svg:height="0.504cm" draw:z-index="1"><draw:object xlink:href="./Object 7" xlink:type="simple" xlink:show="embed" xlink:actuate="onLoad"/><draw:image xlink:href="./ObjectReplacements/Object 7" xlink:type="simple" xlink:show="embed" xlink:actuate="onLoad"/></draw:frame></text:span><text:span text:style-name="T2">nodos, tal que la primera fila contendrá a los hilos h</text:span><text:span text:style-name="T1">1</text:span><text:span text:style-name="T2">, h</text:span><text:span text:style-name="T1">2</text:span><text:span text:style-name="T2">, ..., h</text:span><text:span text:style-name="T1">t</text:span><text:span text:style-name="T2">, la segunda fila a los hilos h</text:span><text:span text:style-name="T1">t+1</text:span><text:span text:style-name="T2">, h</text:span><text:span text:style-name="T1">t+2</text:span><text:span text:style-name="T2">, ..., h</text:span><text:span text:style-name="T1">2t</text:span><text:span text:style-name="T2">, y así sucesivamente, tal que</text:span><text:span text:style-name="T2"><draw:frame draw:style-name="fr1" draw:name="Objeto14" text:anchor-type="as-char" svg:width="1.249cm" svg:height="0.504cm" draw:z-index="19"><draw:object xlink:href="./Object 14" xlink:type="simple" xlink:show="embed" xlink:actuate="onLoad"/><draw:image xlink:href="./ObjectReplacements/Object 14" xlink:type="simple" xlink:show="embed" xlink:actuate="onLoad"/></draw:frame></text:span><text:span text:style-name="T2">. Para que esto sea posible, la cantidad P de hilos debe ser un cuadrado perfecto.</text:span></text:p>
      <text:p text:style-name="Standard"><text:span text:style-name="T2">Si la matriz C tiene M filas y N columnas, cada hilo, h</text:span><text:span text:style-name="T1">1</text:span><text:span text:style-name="T2">, h</text:span><text:span text:style-name="T1">2</text:span><text:span text:style-name="T2">, ..., h</text:span><text:span text:style-name="T1">p</text:span><text:span text:style-name="T2">, de la malla, tendrá asignado un bloque de la matriz, conformado por</text:span><text:span text:style-name="T2"><draw:frame draw:style-name="fr1" draw:name="Objeto6" text:anchor-type="as-char" svg:width="1.565cm" svg:height="0.556cm" draw:z-index="20"><draw:object xlink:href="./Object 6" xlink:type="simple" xlink:show="embed" xlink:actuate="onLoad"/><draw:image xlink:href="./ObjectReplacements/Object 6" xlink:type="simple" xlink:show="embed" xlink:actuate="onLoad"/></draw:frame></text:span><text:span text:style-name="T2">filas y</text:span><text:span text:style-name="T2"><draw:frame draw:style-name="fr1" draw:name="Objeto8" text:anchor-type="as-char" svg:width="1.492cm" svg:height="0.556cm" draw:z-index="2"><draw:object xlink:href="./Object 8" xlink:type="simple" xlink:show="embed" xlink:actuate="onLoad"/><draw:image xlink:href="./ObjectReplacements/Object 8" xlink:type="simple" xlink:show="embed" xlink:actuate="onLoad"/></draw:frame></text:span><text:span text:style-name="T2">columnas. Esta distribución ocurrirá de tal manera que el <text:s/>bloque con las primeras</text:span><text:span text:style-name="T2"><draw:frame draw:style-name="fr1" draw:name="Objeto22" text:anchor-type="as-char" svg:width="1.565cm" svg:height="0.556cm" draw:z-index="21"><draw:object xlink:href="./Object 22" xlink:type="simple" xlink:show="embed" xlink:actuate="onLoad"/><draw:image xlink:href="./ObjectReplacements/Object 22" xlink:type="simple" xlink:show="embed" xlink:actuate="onLoad"/></draw:frame></text:span><text:span text:style-name="T2">y las primeras</text:span><text:span text:style-name="T2"><draw:frame draw:style-name="fr1" draw:name="Objeto23" text:anchor-type="as-char" svg:width="1.492cm" svg:height="0.556cm" draw:z-index="22"><draw:object xlink:href="./Object 23" xlink:type="simple" xlink:show="embed" xlink:actuate="onLoad"/><draw:image xlink:href="./ObjectReplacements/Object 23" xlink:type="simple" xlink:show="embed" xlink:actuate="onLoad"/></draw:frame></text:span><text:span text:style-name="T2">columnas, será asignado al hilo h</text:span><text:span text:style-name="T1">1</text:span><text:span text:style-name="T2">. El bloque, de mismo tamaño, inmediatamente contiguo hacia la derecha, será asignado al hilo h</text:span><text:span text:style-name="T1">2</text:span><text:span text:style-name="T2">, y así sucesivamente, hasta llegar al hilo h</text:span><text:span text:style-name="T1">t</text:span><text:span text:style-name="T2">. Con los hilos de las siguientes filas de la malla se procederá análogamente.</text:span></text:p>
      <text:p text:style-name="Standard"><text:span text:style-name="T2">En el caso de que</text:span><text:span text:style-name="T2"><draw:frame draw:style-name="fr1" draw:name="Objeto9" text:anchor-type="as-char" svg:width="3.069cm" svg:height="0.556cm" draw:z-index="3"><draw:object xlink:href="./Object 9" xlink:type="simple" xlink:show="embed" xlink:actuate="onLoad"/><draw:image xlink:href="./ObjectReplacements/Object 9" xlink:type="simple" xlink:show="embed" xlink:actuate="onLoad"/></draw:frame></text:span><text:span text:style-name="T2">y/o</text:span><text:span text:style-name="T2"><draw:frame draw:style-name="fr1" draw:name="Objeto3" text:anchor-type="as-char" svg:width="2.925cm" svg:height="0.556cm" draw:z-index="4"><draw:object xlink:href="./Object 3" xlink:type="simple" xlink:show="embed" xlink:actuate="onLoad"/><draw:image xlink:href="./ObjectReplacements/Object 3" xlink:type="simple" xlink:show="embed" xlink:actuate="onLoad"/></draw:frame></text:span><text:span text:style-name="T2">, existirán</text:span><text:span text:style-name="T2"><draw:frame draw:style-name="fr1" draw:name="Objeto10" text:anchor-type="as-char" svg:width="3.163cm" svg:height="0.556cm" draw:z-index="5"><draw:object xlink:href="./Object 10" xlink:type="simple" xlink:show="embed" xlink:actuate="onLoad"/><draw:image xlink:href="./ObjectReplacements/Object 10" xlink:type="simple" xlink:show="embed" xlink:actuate="onLoad"/></draw:frame></text:span><text:span text:style-name="T2">filas restantes y/o</text:span><text:span text:style-name="T2"><draw:frame draw:style-name="fr1" draw:name="Objeto11" text:anchor-type="as-char" svg:width="3.02cm" svg:height="0.556cm" draw:z-index="6"><draw:object xlink:href="./Object 11" xlink:type="simple" xlink:show="embed" xlink:actuate="onLoad"/><draw:image xlink:href="./ObjectReplacements/Object 11" xlink:type="simple" xlink:show="embed" xlink:actuate="onLoad"/></draw:frame></text:span><text:span text:style-name="T2">columnas restantes. Estas filas restantes y/o columnas restantes </text:span><text:soft-page-break/><text:span text:style-name="T2">serán asignadas como se explica a continuación. Para cada fila de hilos de la malla, las columnas restantes serán asigandas al hilo h</text:span><text:span text:style-name="T1">jt</text:span><text:span text:style-name="T2">, donde</text:span><text:span text:style-name="T2"><draw:frame draw:style-name="fr1" draw:name="Objeto15" text:anchor-type="as-char" svg:width="2.535cm" svg:height="0.504cm" draw:z-index="10"><draw:object xlink:href="./Object 15" xlink:type="simple" xlink:show="embed" xlink:actuate="onLoad"/><draw:image xlink:href="./ObjectReplacements/Object 15" xlink:type="simple" xlink:show="embed" xlink:actuate="onLoad"/></draw:frame></text:span><text:span text:style-name="T2">. Para cada columna de hilos de la malla, las filas restantes serán asignadas al hilo h</text:span><text:span text:style-name="T1">i</text:span><text:span text:style-name="T2">, donde</text:span><text:span text:style-name="T2"><draw:frame draw:style-name="fr1" draw:name="Objeto16" text:anchor-type="as-char" svg:width="5.313cm" svg:height="0.504cm" draw:z-index="11"><draw:object xlink:href="./Object 16" xlink:type="simple" xlink:show="embed" xlink:actuate="onLoad"/><draw:image xlink:href="./ObjectReplacements/Object 16" xlink:type="simple" xlink:show="embed" xlink:actuate="onLoad"/></draw:frame></text:span><text:span text:style-name="T2">.</text:span></text:p>
      <text:p text:style-name="P6"/>
      <text:p text:style-name="P11">Agregar figuras de la asignación sin resto, otra con filas restantes, otra con columnas restantes y otra con filas y columnas restantes.</text:p>
      <text:p text:style-name="P6"/>
      <text:p text:style-name="P7">3. Ajuste de la cantidad de hilos</text:p>
      <text:p text:style-name="P6">La cantidad de hilos disponibles para la multiplicación determina el grado de división de trabajo que habrá. Cuanto más hilos estén disponibles, mayor será el grado de división del trabajo.</text:p>
      <text:p text:style-name="P6">Cómo podrá notarse, el grado de división tiene un límite. El particionamiento en una dimensión no tendrá sentido si<draw:frame draw:style-name="fr1" draw:name="Objeto17" text:anchor-type="as-char" svg:width="1.256cm" svg:height="0.467cm" draw:z-index="12"><draw:object xlink:href="./Object 17" xlink:type="simple" xlink:show="embed" xlink:actuate="onLoad"/><draw:image xlink:href="./ObjectReplacements/Object 17" xlink:type="simple" xlink:show="embed" xlink:actuate="onLoad"/></draw:frame>. Análogamente, el particionamiento en dos dimensiones no tendrá sentido si<draw:frame draw:style-name="fr1" draw:name="Objeto18" text:anchor-type="as-char" svg:width="1.519cm" svg:height="0.504cm" draw:z-index="13"><draw:object xlink:href="./Object 18" xlink:type="simple" xlink:show="embed" xlink:actuate="onLoad"/><draw:image xlink:href="./ObjectReplacements/Object 18" xlink:type="simple" xlink:show="embed" xlink:actuate="onLoad"/></draw:frame>o<draw:frame draw:style-name="fr1" draw:name="Objeto19" text:anchor-type="as-char" svg:width="1.446cm" svg:height="0.504cm" draw:z-index="14"><draw:object xlink:href="./Object 19" xlink:type="simple" xlink:show="embed" xlink:actuate="onLoad"/><draw:image xlink:href="./ObjectReplacements/Object 19" xlink:type="simple" xlink:show="embed" xlink:actuate="onLoad"/></draw:frame>.</text:p>
      <text:p text:style-name="P6">Por lo visto anteriormente, es necesario ajustar la cantidad de hilos disponibles cuando se cumplen las condiciones mencionadas. Para el caso de particionamiento en una dimensión, el valor al que se ajustará la cantidad de hilos es<draw:frame draw:style-name="fr1" draw:name="Objeto20" text:anchor-type="as-char" svg:width="1.088cm" svg:height="0.556cm" draw:z-index="15"><draw:object xlink:href="./Object 20" xlink:type="simple" xlink:show="embed" xlink:actuate="onLoad"/><draw:image xlink:href="./ObjectReplacements/Object 20" xlink:type="simple" xlink:show="embed" xlink:actuate="onLoad"/></draw:frame>. Para el caso de particionamiento en dos dimensiones, el valor al que se ajustará<draw:frame draw:style-name="fr1" draw:name="Objeto21" text:anchor-type="as-char" svg:width="3.18cm" svg:height="0.556cm" draw:z-index="16"><draw:object xlink:href="./Object 21" xlink:type="simple" xlink:show="embed" xlink:actuate="onLoad"/><draw:image xlink:href="./ObjectReplacements/Object 21" xlink:type="simple" xlink:show="embed" xlink:actuate="onLoad"/></draw:frame>.</text:p>
      <text:p text:style-name="P6"/>
      <text:p text:style-name="P7">4. Métricas</text:p>
      <text:p text:style-name="P6">Ver archivo de texto adjunto.</text:p>
      <text:p text:style-name="P6"/>
      <text:p text:style-name="P7">5. Costo Asintótico</text:p>
      <text:p text:style-name="P6">El costo asintótico de la multiplicación de matrices con el algoritmo mostrado más arriba y, considerando a la combinación de sumas y multiplicaciones como operaciones elementales, es del orden de<draw:frame draw:style-name="fr1" draw:name="Objeto26" text:anchor-type="as-char" svg:width="1.214cm" svg:height="0.547cm" draw:z-index="24"><draw:object xlink:href="./Object 26" xlink:type="simple" xlink:show="embed" xlink:actuate="onLoad"/><draw:image xlink:href="./ObjectReplacements/Object 26" xlink:type="simple" xlink:show="embed" xlink:actuate="onLoad"/></draw:frame>, para el caso secuencial, donde <text:span text:style-name="T4">n</text:span> es el tamaño de la matriz, asumiendo matrices cuadradas.</text:p>
      <text:p text:style-name="P6">Para el caso concurrente, se agrega un sobrecosto relativo al particionamiento de la matriz C entre los hilos que realizarán la multiplicación. Para el particionamiento en una dimensión, se incurre siempre a un sobrecosto<draw:frame draw:style-name="fr1" draw:name="Objeto25" text:anchor-type="as-char" svg:width="1.154cm" svg:height="0.487cm" draw:z-index="25"><draw:object xlink:href="./Object 25" xlink:type="simple" xlink:show="embed" xlink:actuate="onLoad"/><draw:image xlink:href="./ObjectReplacements/Object 25" xlink:type="simple" xlink:show="embed" xlink:actuate="onLoad"/></draw:frame>. Para el particionamiento en dos dimensiones, el sobrecosto en el caso mejor y caso medio es de<draw:frame draw:style-name="fr1" draw:name="Objeto24" text:anchor-type="as-char" svg:width="1.154cm" svg:height="0.487cm" draw:z-index="23"><draw:object xlink:href="./Object 24" xlink:type="simple" xlink:show="embed" xlink:actuate="onLoad"/><draw:image xlink:href="./ObjectReplacements/Object 24" xlink:type="simple" xlink:show="embed" xlink:actuate="onLoad"/></draw:frame>y, en el caso peor, es de<draw:frame draw:style-name="fr1" draw:name="Objeto27" text:anchor-type="as-char" svg:width="2.064cm" svg:height="0.524cm" draw:z-index="26"><draw:object xlink:href="./Object 27" xlink:type="simple" xlink:show="embed" xlink:actuate="onLoad"/><draw:image xlink:href="./ObjectReplacements/Object 27" xlink:type="simple" xlink:show="embed" xlink:actuate="onLoad"/></draw:frame>.</text:p>
      <text:p text:style-name="P6">Considerando que la cantidad de hilos disponibles no es de gran magnitud, el sobrecosto agregado es despreciable cuando el valor de <text:span text:style-name="T5">n</text:span><text:span text:style-name="T6"> es lo suficientemente grande. De esta manera, podríamos omitir el sobrecosto y calcular el costo asintótico para la multiplicación concurrente solo en función a la cantidad de operaciones elementales realizadas por cada hilo.</text:span></text:p>
      <text:p text:style-name="P6"><text:span text:style-name="T6">Continuando la asunción de las matrices cuadradas y suponiendo que las divisiones serán siempre exactas, realizamos el cálculo del costo asintótico para las versiones concurrentes, en una y dos dimensiones. Para el caso de una dimensión, cada hilo tendrá asignado</text:span><text:span text:style-name="T6"><draw:frame draw:style-name="fr1" draw:name="Objeto28" text:anchor-type="as-char" svg:width="0.885cm" svg:height="0.467cm" draw:z-index="27"><draw:object xlink:href="./Object 28" xlink:type="simple" xlink:show="embed" xlink:actuate="onLoad"/><draw:image xlink:href="./ObjectReplacements/Object 28" xlink:type="simple" xlink:show="embed" xlink:actuate="onLoad"/></draw:frame></text:span><text:span text:style-name="T6">filas y </text:span><text:span text:style-name="T5">n</text:span><text:span text:style-name="T6"> columnas de la matriz C, teniendo así</text:span><text:span text:style-name="T6"><draw:frame draw:style-name="fr1" draw:name="Objeto29" text:anchor-type="as-char" svg:width="1.018cm" svg:height="0.527cm" draw:z-index="28"><draw:object xlink:href="./Object 29" xlink:type="simple" xlink:show="embed" xlink:actuate="onLoad"/><draw:image xlink:href="./ObjectReplacements/Object 29" xlink:type="simple" xlink:show="embed" xlink:actuate="onLoad"/></draw:frame></text:span><text:span text:style-name="T6">elementos que calcular. Para calcular cada uno de estos elementos, cada hilo necesitará realizar </text:span><text:span text:style-name="T5">n</text:span><text:span text:style-name="T6"> operaciones elementales. Por tanto, el costo asintótico total será</text:span><text:span text:style-name="T6"><draw:frame draw:style-name="fr1" draw:name="Objeto30" text:anchor-type="as-char" svg:width="1.69cm" svg:height="0.547cm" draw:z-index="29"><draw:object xlink:href="./Object 30" xlink:type="simple" xlink:show="embed" xlink:actuate="onLoad"/><draw:image xlink:href="./ObjectReplacements/Object 30" xlink:type="simple" xlink:show="embed" xlink:actuate="onLoad"/></draw:frame></text:span><text:span text:style-name="T6">. Para el caso de dos dimensiones, cada hilo tendrá asignado</text:span><text:span text:style-name="T6"><draw:frame draw:style-name="fr1" draw:name="Objeto31" text:anchor-type="as-char" svg:width="1.152cm" svg:height="0.504cm" draw:z-index="30"><draw:object xlink:href="./Object 31" xlink:type="simple" xlink:show="embed" xlink:actuate="onLoad"/><draw:image xlink:href="./ObjectReplacements/Object 31" xlink:type="simple" xlink:show="embed" xlink:actuate="onLoad"/></draw:frame></text:span><text:span text:style-name="T6">filas y</text:span><text:span text:style-name="T6"><draw:frame draw:style-name="fr1" draw:name="Objeto32" text:anchor-type="as-char" svg:width="1.152cm" svg:height="0.504cm" draw:z-index="31"><draw:object xlink:href="./Object 32" xlink:type="simple" xlink:show="embed" xlink:actuate="onLoad"/><draw:image xlink:href="./ObjectReplacements/Object 32" xlink:type="simple" xlink:show="embed" xlink:actuate="onLoad"/></draw:frame></text:span><text:span text:style-name="T6">columnas de la matriz C, teniendo así</text:span><text:span text:style-name="T6"><draw:frame draw:style-name="fr1" draw:name="Objeto33" text:anchor-type="as-char" svg:width="1.018cm" svg:height="0.527cm" draw:z-index="32"><draw:object xlink:href="./Object 33" xlink:type="simple" xlink:show="embed" xlink:actuate="onLoad"/><draw:image xlink:href="./ObjectReplacements/Object 33" xlink:type="simple" xlink:show="embed" xlink:actuate="onLoad"/></draw:frame></text:span><text:span text:style-name="T6">elementos que calcular. Para calcular cada uno de estos elementos, cada hilo necesitará realizar </text:span><text:span text:style-name="T5">n</text:span><text:span text:style-name="T6"> operaciones elementales. Por tanto, el costo asintótico total será</text:span><text:span text:style-name="T6"><draw:frame draw:style-name="fr1" draw:name="Objeto34" text:anchor-type="as-char" svg:width="1.69cm" svg:height="0.547cm" draw:z-index="33"><draw:object xlink:href="./Object 34" xlink:type="simple" xlink:show="embed" xlink:actuate="onLoad"/><draw:image xlink:href="./ObjectReplacements/Object 34" xlink:type="simple" xlink:show="embed" xlink:actuate="onLoad"/></draw:frame></text:span><text:span text:style-name="T6">, al igual que el particionamiento en una dimensión.</text:span><text:span text:style-name="T7"> Sin embargo, cabe destacar que </text:span><text:span text:style-name="T8">falta falta falta falta falta falta falta falta falta falta falta falta falta</text:span></text:p>
      <text:list text:style-name="L1">
        <text:list-item>
          <text:p text:style-name="P13"><text:span text:style-name="T8">Mencionar que en el 2d el particionamiento puede tener mayor desbalanceo.</text:span></text:p>
        </text:list-item>
        <text:list-item>
          <text:p text:style-name="P13"><text:span text:style-name="T8">Definir costo en función tipo de particionamien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9T23:13:18</meta:creation-date>
    <dc:creator>Germán Hüttemann Arza</dc:creator>
    <dc:date>2008-06-02T15:17:25</dc:date>
    <meta:editing-cycles>99</meta:editing-cycles>
    <meta:editing-duration>PT6H27M44S</meta:editing-duration>
    <meta:user-defined meta:name="Info 1"/>
    <meta:user-defined meta:name="Info 2"/>
    <meta:user-defined meta:name="Info 3"/>
    <meta:user-defined meta:name="Info 4"/>
    <meta:document-statistic meta:table-count="1" meta:image-count="0" meta:object-count="34" meta:page-count="2" meta:paragraph-count="38" meta:word-count="1032" meta:character-count="6237"/>
  </office:meta>
</office:document-meta>
</file>

<file path=Object 1/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0/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sqrt>
              <math:mi>P</math:mi>
            </math:msqrt>
          </math:mrow>
        </math:mfenced>
        <math:mo math:stretchy="false">∗</math:mo>
        <math:msqrt>
          <math:mi>P</math:mi>
        </math:msqrt>
      </math:mrow>
    </math:mrow>
    <math:annotation math:encoding="StarMath 5.0">M - left lfloor M / sqrt{P} right rfloor * sqrt{P}</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fenced math:open="⌊" math:close="⌋">
          <math:mrow>
            <math:mi>N</math:mi>
            <math:mo math:stretchy="false">/</math:mo>
            <math:msqrt>
              <math:mi>P</math:mi>
            </math:msqrt>
          </math:mrow>
        </math:mfenced>
        <math:mo math:stretchy="false">∗</math:mo>
        <math:msqrt>
          <math:mi>P</math:mi>
        </math:msqrt>
      </math:mrow>
    </math:mrow>
    <math:annotation math:encoding="StarMath 5.0">N - left lfloor N / sqrt{P} right rfloor * sqrt{P}</math:annotation>
  </math:semantics>
</math:math>
</file>

<file path=Object 12/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3/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4/content.xml><?xml version="1.0" encoding="utf-8"?>
<!DOCTYPE math  PUBLIC '-//OpenOffice.org//DTD Modified W3C MathML 1.01//EN'  'math.dtd'>
<math:math xmlns:math="http://www.w3.org/1998/Math/MathML">
  <math:semantics>
    <math:mrow>
      <math:mi>t</math:mi>
      <math:mo math:stretchy="false">=</math:mo>
      <math:msqrt>
        <math:mi>P</math:mi>
      </math:msqrt>
    </math:mrow>
    <math:annotation math:encoding="StarMath 5.0">t=sqrt{P}</math:annotation>
  </math:semantics>
</math:math>
</file>

<file path=Object 15/content.xml><?xml version="1.0" encoding="utf-8"?>
<!DOCTYPE math  PUBLIC '-//OpenOffice.org//DTD Modified W3C MathML 1.01//EN'  'math.dtd'>
<math:math xmlns:math="http://www.w3.org/1998/Math/MathML">
  <math:semantics>
    <math:mrow>
      <math:mrow>
        <math:mi>j</math:mi>
        <math:mo math:stretchy="false">=</math:mo>
        <math:mn>1,2</math:mn>
      </math:mrow>
      <math:mi>,</math:mi>
      <math:mn>...</math:mn>
      <math:mi>,</math:mi>
      <math:msqrt>
        <math:mi>P</math:mi>
      </math:msqrt>
    </math:mrow>
    <math:annotation math:encoding="StarMath 5.0">j=1,2,...,sqrt{P}</math:annotation>
  </math:semantics>
</math:math>
</file>

<file path=Object 16/content.xml><?xml version="1.0" encoding="utf-8"?>
<!DOCTYPE math  PUBLIC '-//OpenOffice.org//DTD Modified W3C MathML 1.01//EN'  'math.dtd'>
<math:math xmlns:math="http://www.w3.org/1998/Math/MathML">
  <math:semantics>
    <math:mrow>
      <math:mrow>
        <math:mi>i</math:mi>
        <math:mo math:stretchy="false">=</math:mo>
        <math:mrow>
          <math:mrow>
            <math:mi>P</math:mi>
            <math:mo math:stretchy="false">−</math:mo>
            <math:msqrt>
              <math:mi>P</math:mi>
            </math:msqrt>
          </math:mrow>
          <math:mo math:stretchy="false">+</math:mo>
          <math:mn>1,</math:mn>
        </math:mrow>
      </math:mrow>
      <math:mrow>
        <math:mrow>
          <math:mi>P</math:mi>
          <math:mo math:stretchy="false">−</math:mo>
          <math:msqrt>
            <math:mi>P</math:mi>
          </math:msqrt>
        </math:mrow>
        <math:mo math:stretchy="false">+</math:mo>
        <math:mn>2,</math:mn>
      </math:mrow>
      <math:mn>...</math:mn>
      <math:mi>,</math:mi>
      <math:mi>P</math:mi>
    </math:mrow>
    <math:annotation math:encoding="StarMath 5.0">i=P-sqrt{P}+1, P-sqrt{P}+2, ..., P</math:annotation>
  </math:semantics>
</math:math>
</file>

<file path=Object 17/content.xml><?xml version="1.0" encoding="utf-8"?>
<!DOCTYPE math  PUBLIC '-//OpenOffice.org//DTD Modified W3C MathML 1.01//EN'  'math.dtd'>
<math:math xmlns:math="http://www.w3.org/1998/Math/MathML">
  <math:semantics>
    <math:mrow>
      <math:mi>M</math:mi>
      <math:mo math:stretchy="false">&lt;</math:mo>
      <math:mi>P</math:mi>
    </math:mrow>
    <math:annotation math:encoding="StarMath 5.0">M &lt; P</math:annotation>
  </math:semantics>
</math:math>
</file>

<file path=Object 18/content.xml><?xml version="1.0" encoding="utf-8"?>
<!DOCTYPE math  PUBLIC '-//OpenOffice.org//DTD Modified W3C MathML 1.01//EN'  'math.dtd'>
<math:math xmlns:math="http://www.w3.org/1998/Math/MathML">
  <math:semantics>
    <math:mrow>
      <math:mi>M</math:mi>
      <math:mo math:stretchy="false">&lt;</math:mo>
      <math:msqrt>
        <math:mi>P</math:mi>
      </math:msqrt>
    </math:mrow>
    <math:annotation math:encoding="StarMath 5.0">M &lt; sqrt{P}</math:annotation>
  </math:semantics>
</math:math>
</file>

<file path=Object 19/content.xml><?xml version="1.0" encoding="utf-8"?>
<!DOCTYPE math  PUBLIC '-//OpenOffice.org//DTD Modified W3C MathML 1.01//EN'  'math.dtd'>
<math:math xmlns:math="http://www.w3.org/1998/Math/MathML">
  <math:semantics>
    <math:mrow>
      <math:mi>N</math:mi>
      <math:mo math:stretchy="false">&lt;</math:mo>
      <math:msqrt>
        <math:mi>P</math:mi>
      </math:msqrt>
    </math:mrow>
    <math:annotation math:encoding="StarMath 5.0">N &lt; sqrt{P}</math:annotation>
  </math:semantics>
</math:math>
</file>

<file path=Object 2/content.xml><?xml version="1.0" encoding="utf-8"?>
<!DOCTYPE math  PUBLIC '-//OpenOffice.org//DTD Modified W3C MathML 1.01//EN'  'math.dtd'>
<math:math xmlns:math="http://www.w3.org/1998/Math/MathML">
  <math:semantics>
    <math:mrow>
      <math:mfenced math:open="⌊" math:close="⌋">
        <math:mrow>
          <math:mi>M</math:mi>
          <math:mo math:stretchy="false">/</math:mo>
          <math:mi>P</math:mi>
        </math:mrow>
      </math:mfenced>
      <math:mo math:stretchy="false">&lt;</math:mo>
      <math:mrow>
        <math:mi>M</math:mi>
        <math:mo math:stretchy="false">/</math:mo>
        <math:mi>P</math:mi>
      </math:mrow>
    </math:mrow>
    <math:annotation math:encoding="StarMath 5.0">left lfloor M / P right rfloor &lt; M / P</math:annotation>
  </math:semantics>
</math:math>
</file>

<file path=Object 20/content.xml><?xml version="1.0" encoding="utf-8"?>
<!DOCTYPE math  PUBLIC '-//OpenOffice.org//DTD Modified W3C MathML 1.01//EN'  'math.dtd'>
<math:math xmlns:math="http://www.w3.org/1998/Math/MathML">
  <math:semantics>
    <math:mfenced math:open="⌊" math:close="⌋">
      <math:msqrt>
        <math:mi>M</math:mi>
      </math:msqrt>
    </math:mfenced>
    <math:annotation math:encoding="StarMath 5.0">left lfloor sqrt{M} right rfloor</math:annotation>
  </math:semantics>
</math:math>
</file>

<file path=Object 21/content.xml><?xml version="1.0" encoding="utf-8"?>
<!DOCTYPE math  PUBLIC '-//OpenOffice.org//DTD Modified W3C MathML 1.01//EN'  'math.dtd'>
<math:math xmlns:math="http://www.w3.org/1998/Math/MathML">
  <math:semantics>
    <math:mrow>
      <math:mi math:fontstyle="italic">max</math:mi>
      <math:mrow>
        <math:mo math:stretchy="false">(</math:mo>
        <math:mrow>
          <math:mfenced math:open="⌊" math:close="⌋">
            <math:msqrt>
              <math:mi>M</math:mi>
            </math:msqrt>
          </math:mfenced>
          <math:mi>,</math:mi>
          <math:mfenced math:open="⌊" math:close="⌋">
            <math:msqrt>
              <math:mi>N</math:mi>
            </math:msqrt>
          </math:mfenced>
        </math:mrow>
        <math:mo math:stretchy="false">)</math:mo>
      </math:mrow>
    </math:mrow>
    <math:annotation math:encoding="StarMath 5.0">max(left lfloor sqrt{M} right rfloor, left lfloor sqrt{N} right rfloor)</math:annotation>
  </math:semantics>
</math:math>
</file>

<file path=Object 22/content.xml><?xml version="1.0" encoding="utf-8"?>
<!DOCTYPE math  PUBLIC '-//OpenOffice.org//DTD Modified W3C MathML 1.01//EN'  'math.dtd'>
<math:math xmlns:math="http://www.w3.org/1998/Math/MathML">
  <math:semantics>
    <math:mfenced math:open="⌊" math:close="⌋">
      <math:mrow>
        <math:mi>M</math:mi>
        <math:mo math:stretchy="false">/</math:mo>
        <math:msqrt>
          <math:mi>P</math:mi>
        </math:msqrt>
      </math:mrow>
    </math:mfenced>
    <math:annotation math:encoding="StarMath 5.0">left lfloor M / sqrt{P}   right rfloor </math:annotation>
  </math:semantics>
</math:math>
</file>

<file path=Object 23/content.xml><?xml version="1.0" encoding="utf-8"?>
<!DOCTYPE math  PUBLIC '-//OpenOffice.org//DTD Modified W3C MathML 1.01//EN'  'math.dtd'>
<math:math xmlns:math="http://www.w3.org/1998/Math/MathML">
  <math:semantics>
    <math:mfenced math:open="⌊" math:close="⌋">
      <math:mrow>
        <math:mi>N</math:mi>
        <math:mo math:stretchy="false">/</math:mo>
        <math:msqrt>
          <math:mi>P</math:mi>
        </math:msqrt>
      </math:mrow>
    </math:mfenced>
    <math:annotation math:encoding="StarMath 5.0">left lfloor N / sqrt{P} right rfloor </math:annotation>
  </math:semantics>
</math:math>
</file>

<file path=Object 24/content.xml><?xml version="1.0" encoding="utf-8"?>
<!DOCTYPE math  PUBLIC '-//OpenOffice.org//DTD Modified W3C MathML 1.01//EN'  'math.dtd'>
<math:math xmlns:math="http://www.w3.org/1998/Math/MathML">
  <math:semantics>
    <math:mrow>
      <math:mi>O</math:mi>
      <math:mrow>
        <math:mo math:stretchy="false">(</math:mo>
        <math:mi>P</math:mi>
        <math:mo math:stretchy="false">)</math:mo>
      </math:mrow>
    </math:mrow>
    <math:annotation math:encoding="StarMath 5.0">O(P)</math:annotation>
  </math:semantics>
</math:math>
</file>

<file path=Object 25/content.xml><?xml version="1.0" encoding="utf-8"?>
<!DOCTYPE math  PUBLIC '-//OpenOffice.org//DTD Modified W3C MathML 1.01//EN'  'math.dtd'>
<math:math xmlns:math="http://www.w3.org/1998/Math/MathML">
  <math:semantics>
    <math:mrow>
      <math:mi>O</math:mi>
      <math:mrow>
        <math:mo math:stretchy="false">(</math:mo>
        <math:mi>P</math:mi>
        <math:mo math:stretchy="false">)</math:mo>
      </math:mrow>
    </math:mrow>
    <math:annotation math:encoding="StarMath 5.0">O(P)</math:annotation>
  </math:semantics>
</math:math>
</file>

<file path=Object 26/content.xml><?xml version="1.0" encoding="utf-8"?>
<!DOCTYPE math  PUBLIC '-//OpenOffice.org//DTD Modified W3C MathML 1.01//EN'  'math.dtd'>
<math:math xmlns:math="http://www.w3.org/1998/Math/MathML">
  <math:semantics>
    <math:mrow>
      <math:mi>O</math:mi>
      <math:mrow>
        <math:mo math:stretchy="false">(</math:mo>
        <math:msup>
          <math:mi>n</math:mi>
          <math:mn>3</math:mn>
        </math:msup>
        <math:mo math:stretchy="false">)</math:mo>
      </math:mrow>
    </math:mrow>
    <math:annotation math:encoding="StarMath 5.0">O(n^{3})</math:annotation>
  </math:semantics>
</math:math>
</file>

<file path=Object 27/content.xml><?xml version="1.0" encoding="utf-8"?>
<!DOCTYPE math  PUBLIC '-//OpenOffice.org//DTD Modified W3C MathML 1.01//EN'  'math.dtd'>
<math:math xmlns:math="http://www.w3.org/1998/Math/MathML">
  <math:semantics>
    <math:mrow>
      <math:mi>O</math:mi>
      <math:mrow>
        <math:mo math:stretchy="false">(</math:mo>
        <math:mrow>
          <math:mi>P</math:mi>
          <math:mo math:stretchy="false">+</math:mo>
          <math:msqrt>
            <math:mi>P</math:mi>
          </math:msqrt>
        </math:mrow>
        <math:mo math:stretchy="false">)</math:mo>
      </math:mrow>
    </math:mrow>
    <math:annotation math:encoding="StarMath 5.0">O(P+sqrt{P})</math:annotation>
  </math:semantics>
</math:math>
</file>

<file path=Object 28/content.xml><?xml version="1.0" encoding="utf-8"?>
<!DOCTYPE math  PUBLIC '-//OpenOffice.org//DTD Modified W3C MathML 1.01//EN'  'math.dtd'>
<math:math xmlns:math="http://www.w3.org/1998/Math/MathML">
  <math:semantics>
    <math:mrow>
      <math:mi>n</math:mi>
      <math:mo math:stretchy="false">/</math:mo>
      <math:mi>P</math:mi>
    </math:mrow>
    <math:annotation math:encoding="StarMath 5.0">n/P</math:annotation>
  </math:semantics>
</math:math>
</file>

<file path=Object 29/content.xml><?xml version="1.0" encoding="utf-8"?>
<!DOCTYPE math  PUBLIC '-//OpenOffice.org//DTD Modified W3C MathML 1.01//EN'  'math.dtd'>
<math:math xmlns:math="http://www.w3.org/1998/Math/MathML">
  <math:semantics>
    <math:mrow>
      <math:msup>
        <math:mi>n</math:mi>
        <math:mn>2</math:mn>
      </math:msup>
      <math:mo math:stretchy="false">/</math:mo>
      <math:mi>P</math:mi>
    </math:mrow>
    <math:annotation math:encoding="StarMath 5.0">n^{2}/P</math:annotation>
  </math:semantics>
</math:math>
</file>

<file path=Object 3/content.xml><?xml version="1.0" encoding="utf-8"?>
<!DOCTYPE math  PUBLIC '-//OpenOffice.org//DTD Modified W3C MathML 1.01//EN'  'math.dtd'>
<math:math xmlns:math="http://www.w3.org/1998/Math/MathML">
  <math:semantics>
    <math:mrow>
      <math:mfenced math:open="⌊" math:close="⌋">
        <math:mrow>
          <math:mi>N</math:mi>
          <math:mo math:stretchy="false">/</math:mo>
          <math:msqrt>
            <math:mi>P</math:mi>
          </math:msqrt>
        </math:mrow>
      </math:mfenced>
      <math:mo math:stretchy="false">&lt;</math:mo>
      <math:mrow>
        <math:mi>N</math:mi>
        <math:mo math:stretchy="false">/</math:mo>
        <math:msqrt>
          <math:mi>P</math:mi>
        </math:msqrt>
      </math:mrow>
    </math:mrow>
    <math:annotation math:encoding="StarMath 5.0">left lfloor N / sqrt{P} right rfloor &lt; N / sqrt{P}</math:annotation>
  </math:semantics>
</math:math>
</file>

<file path=Object 30/content.xml><?xml version="1.0" encoding="utf-8"?>
<!DOCTYPE math  PUBLIC '-//OpenOffice.org//DTD Modified W3C MathML 1.01//EN'  'math.dtd'>
<math:math xmlns:math="http://www.w3.org/1998/Math/MathML">
  <math:semantics>
    <math:mrow>
      <math:mi>O</math:mi>
      <math:mrow>
        <math:mo math:stretchy="false">(</math:mo>
        <math:mrow>
          <math:msup>
            <math:mi>n</math:mi>
            <math:mn>3</math:mn>
          </math:msup>
          <math:mo math:stretchy="false">/</math:mo>
          <math:mi>P</math:mi>
        </math:mrow>
        <math:mo math:stretchy="false">)</math:mo>
      </math:mrow>
    </math:mrow>
    <math:annotation math:encoding="StarMath 5.0">O(n^{3}/P)</math:annotation>
  </math:semantics>
</math:math>
</file>

<file path=Object 31/content.xml><?xml version="1.0" encoding="utf-8"?>
<!DOCTYPE math  PUBLIC '-//OpenOffice.org//DTD Modified W3C MathML 1.01//EN'  'math.dtd'>
<math:math xmlns:math="http://www.w3.org/1998/Math/MathML">
  <math:semantics>
    <math:mrow>
      <math:mi>n</math:mi>
      <math:mo math:stretchy="false">/</math:mo>
      <math:msqrt>
        <math:mi>P</math:mi>
      </math:msqrt>
    </math:mrow>
    <math:annotation math:encoding="StarMath 5.0">n/sqrt{P}</math:annotation>
  </math:semantics>
</math:math>
</file>

<file path=Object 32/content.xml><?xml version="1.0" encoding="utf-8"?>
<!DOCTYPE math  PUBLIC '-//OpenOffice.org//DTD Modified W3C MathML 1.01//EN'  'math.dtd'>
<math:math xmlns:math="http://www.w3.org/1998/Math/MathML">
  <math:semantics>
    <math:mrow>
      <math:mi>n</math:mi>
      <math:mo math:stretchy="false">/</math:mo>
      <math:msqrt>
        <math:mi>P</math:mi>
      </math:msqrt>
    </math:mrow>
    <math:annotation math:encoding="StarMath 5.0">n/sqrt{P}</math:annotation>
  </math:semantics>
</math:math>
</file>

<file path=Object 33/content.xml><?xml version="1.0" encoding="utf-8"?>
<!DOCTYPE math  PUBLIC '-//OpenOffice.org//DTD Modified W3C MathML 1.01//EN'  'math.dtd'>
<math:math xmlns:math="http://www.w3.org/1998/Math/MathML">
  <math:semantics>
    <math:mrow>
      <math:msup>
        <math:mi>n</math:mi>
        <math:mn>2</math:mn>
      </math:msup>
      <math:mo math:stretchy="false">/</math:mo>
      <math:mi>P</math:mi>
    </math:mrow>
    <math:annotation math:encoding="StarMath 5.0">n^{2}/P</math:annotation>
  </math:semantics>
</math:math>
</file>

<file path=Object 34/content.xml><?xml version="1.0" encoding="utf-8"?>
<!DOCTYPE math  PUBLIC '-//OpenOffice.org//DTD Modified W3C MathML 1.01//EN'  'math.dtd'>
<math:math xmlns:math="http://www.w3.org/1998/Math/MathML">
  <math:semantics>
    <math:mrow>
      <math:mi>O</math:mi>
      <math:mrow>
        <math:mo math:stretchy="false">(</math:mo>
        <math:mrow>
          <math:msup>
            <math:mi>n</math:mi>
            <math:mn>3</math:mn>
          </math:msup>
          <math:mo math:stretchy="false">/</math:mo>
          <math:mi>P</math:mi>
        </math:mrow>
        <math:mo math:stretchy="false">)</math:mo>
      </math:mrow>
    </math:mrow>
    <math:annotation math:encoding="StarMath 5.0">O(n^{3}/P)</math:annotation>
  </math:semantics>
</math:math>
</file>

<file path=Object 4/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i>P</math:mi>
          </math:mrow>
        </math:mfenced>
        <math:mo math:stretchy="false">∗</math:mo>
        <math:mi>P</math:mi>
      </math:mrow>
    </math:mrow>
    <math:annotation math:encoding="StarMath 5.0">M - left lfloor M / P right rfloor * P</math:annotation>
  </math:semantics>
</math:math>
</file>

<file path=Object 5/content.xml><?xml version="1.0" encoding="utf-8"?>
<!DOCTYPE math  PUBLIC '-//OpenOffice.org//DTD Modified W3C MathML 1.01//EN'  'math.dtd'>
<math:math xmlns:math="http://www.w3.org/1998/Math/MathML">
  <math:semantics>
    <math:mrow>
      <math:mi>S</math:mi>
      <math:mo math:stretchy="false">=</math:mo>
      <math:mrow>
        <math:mi>M</math:mi>
        <math:mo math:stretchy="false">−</math:mo>
        <math:mrow>
          <math:mfenced math:open="⌊" math:close="⌋">
            <math:mrow>
              <math:mi>M</math:mi>
              <math:mo math:stretchy="false">/</math:mo>
              <math:mi>P</math:mi>
            </math:mrow>
          </math:mfenced>
          <math:mo math:stretchy="false">∗</math:mo>
          <math:mi>P</math:mi>
        </math:mrow>
      </math:mrow>
    </math:mrow>
    <math:annotation math:encoding="StarMath 5.0">S = M - left lfloor M / P right rfloor * P</math:annotation>
  </math:semantics>
</math:math>
</file>

<file path=Object 6/content.xml><?xml version="1.0" encoding="utf-8"?>
<!DOCTYPE math  PUBLIC '-//OpenOffice.org//DTD Modified W3C MathML 1.01//EN'  'math.dtd'>
<math:math xmlns:math="http://www.w3.org/1998/Math/MathML">
  <math:semantics>
    <math:mfenced math:open="⌊" math:close="⌋">
      <math:mrow>
        <math:mi>M</math:mi>
        <math:mo math:stretchy="false">/</math:mo>
        <math:msqrt>
          <math:mi>P</math:mi>
        </math:msqrt>
      </math:mrow>
    </math:mfenced>
    <math:annotation math:encoding="StarMath 5.0">left lfloor M / sqrt{P}   right rfloor </math:annotation>
  </math:semantics>
</math:math>
</file>

<file path=Object 7/content.xml><?xml version="1.0" encoding="utf-8"?>
<!DOCTYPE math  PUBLIC '-//OpenOffice.org//DTD Modified W3C MathML 1.01//EN'  'math.dtd'>
<math:math xmlns:math="http://www.w3.org/1998/Math/MathML">
  <math:semantics>
    <math:mrow>
      <math:msqrt>
        <math:mi>P</math:mi>
      </math:msqrt>
      <math:mo math:stretchy="false">∗</math:mo>
      <math:msqrt>
        <math:mi>P</math:mi>
      </math:msqrt>
    </math:mrow>
    <math:annotation math:encoding="StarMath 5.0">sqrt{P} * sqrt{P}</math:annotation>
  </math:semantics>
</math:math>
</file>

<file path=Object 8/content.xml><?xml version="1.0" encoding="utf-8"?>
<!DOCTYPE math  PUBLIC '-//OpenOffice.org//DTD Modified W3C MathML 1.01//EN'  'math.dtd'>
<math:math xmlns:math="http://www.w3.org/1998/Math/MathML">
  <math:semantics>
    <math:mfenced math:open="⌊" math:close="⌋">
      <math:mrow>
        <math:mi>N</math:mi>
        <math:mo math:stretchy="false">/</math:mo>
        <math:msqrt>
          <math:mi>P</math:mi>
        </math:msqrt>
      </math:mrow>
    </math:mfenced>
    <math:annotation math:encoding="StarMath 5.0">left lfloor N / sqrt{P} right rfloor </math:annotation>
  </math:semantics>
</math:math>
</file>

<file path=Object 9/content.xml><?xml version="1.0" encoding="utf-8"?>
<!DOCTYPE math  PUBLIC '-//OpenOffice.org//DTD Modified W3C MathML 1.01//EN'  'math.dtd'>
<math:math xmlns:math="http://www.w3.org/1998/Math/MathML">
  <math:semantics>
    <math:mrow>
      <math:mfenced math:open="⌊" math:close="⌋">
        <math:mrow>
          <math:mi>M</math:mi>
          <math:mo math:stretchy="false">/</math:mo>
          <math:msqrt>
            <math:mi>P</math:mi>
          </math:msqrt>
        </math:mrow>
      </math:mfenced>
      <math:mo math:stretchy="false">&lt;</math:mo>
      <math:mrow>
        <math:mi>M</math:mi>
        <math:mo math:stretchy="false">/</math:mo>
        <math:msqrt>
          <math:mi>P</math:mi>
        </math:msqrt>
      </math:mrow>
    </math:mrow>
    <math:annotation math:encoding="StarMath 5.0">left lfloor M / sqrt{P} right rfloor &lt; M / sqrt{P}</math:annotation>
  </math:semantics>
</math:math>
</file>